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rsid="0019d1b9" officeooo:paragraph-rsid="0019d1b9"/>
    </style:style>
    <style:style style:name="P3" style:family="paragraph" style:parent-style-name="Text_20_body">
      <style:paragraph-properties fo:line-height="200%"/>
      <style:text-properties fo:font-variant="normal" fo:text-transform="none" fo:color="#000000" style:text-line-through-style="none" style:text-line-through-type="none" style:font-name="Calibri" fo:font-size="12pt" fo:font-style="normal" style:text-underline-style="none" fo:font-weight="normal" officeooo:rsid="0019d1b9" officeooo:paragraph-rsid="0019d1b9" style:text-blinking="false" fo:background-color="transparent"/>
    </style:style>
    <style:style style:name="T1" style:family="text">
      <style:text-properties officeooo:rsid="0014d52e"/>
    </style:style>
    <style:style style:name="T2" style:family="text">
      <style:text-properties fo:font-weight="normal" officeooo:rsid="001ae69a" style:font-weight-asian="normal" style:font-weight-complex="normal"/>
    </style:style>
    <style:style style:name="T3" style:family="text">
      <style:text-properties officeooo:rsid="001ae69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The blacksmith would continue to do those <text:s/>things because that is how they make the sword strong and more <text:s/>unbreakable</text:span>. <text:span text:style-name="T1">Those things are like they experience in marriage a cycle of fight and ____ which in return makes their relationship firm. The fight that they experience is just nature’s way of making them understand more about each other that is how marriage should be. Today, marriage is like a rubber band that you stretch every time a fight occurs in a relationship. In the end, it will result to <text:s text:c="2"/>the rubber band splitting into two. They have the wrong mentality when it comes to marriage. They start thinking of how to get away from their partner when they fight. <text:tab/></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ey will feel strangers to each other. They will have a hard time knowing each other. It will be like starting all over again. <text:span text:style-name="T2">They have lost their path but their relatives managed to help them to get to the right one. Before we make a major decision we should consult our loved ones or families to get second opinion because probably we have a clouded judgement if we try to make a decision with our head full of emotions. </text:span></text:p>
      <text:p text:style-name="P2"><text:soft-page-break/><text:span text:style-name="T2"/></text:p>
      <text:p text:style-name="P2"><text:span text:style-name="T2"/></text:p>
      <text:p text:style-name="P3"><text:bookmark text:name="docs-internal-guid-e5338bd0-cad0-580e-60e3-8ec6b666ce7f"/><text:span text:style-name="T3">Another thing that is important in a relationship is understanding. Understanding is the key to a long relationship. If you stop understanding your partner, you stop learning more about him/her that is a slippery slope that will create wide gap between you and your partner. It will be like what happened from Caleb and Catherine. They will feel strangers to each other. They will have a hard time knowing each other. It will be like starting all over again. They have lost their path but their relatives managed to help them to get to the right one. Before we make a major decision we should consult our loved ones or families to get second opinion because probably we have a clouded judgement if we try to make a decision with our head full of emotions.</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0:01:43.719077942</meta:creation-date>
    <dc:date>2017-08-10T14:32:53.140010601</dc:date>
    <meta:editing-duration>PT4H20M56S</meta:editing-duration>
    <meta:editing-cycles>7</meta:editing-cycles>
    <meta:generator>LibreOffice/5.2.7.2$Linux_X86_64 LibreOffice_project/20m0$Build-2</meta:generator>
    <meta:document-statistic meta:table-count="0" meta:image-count="0" meta:object-count="0" meta:page-count="2" meta:paragraph-count="3" meta:word-count="334" meta:character-count="1857" meta:non-whitespace-character-count="1518"/>
  </office:meta>
</office:document-meta>
</file>